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115.27mm"/>
    </style:style>
    <style:style style:name="co6" style:family="table-column">
      <style:table-column-properties fo:break-before="auto" style:column-width="19.97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6.88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TABLE MOVI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row table:style-name="ro1" table:number-rows-repeated="2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country</text:p>
          </table:table-cell>
          <table:table-cell table:style-name="ce2" office:value-type="string" calcext:value-type="string">
            <text:p>id_genre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ummary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Vertigo</text:p>
          </table:table-cell>
          <table:table-cell office:value-type="float" office:value="1958" calcext:value-type="float">
            <text:p>1958</text:p>
          </table:table-cell>
          <table:table-cell table:style-name="ce5" office:value-type="string" calcext:value-type="string">
            <text:p>Scottie Ferguson, ancien inspecteur de police, est sujet au vertige </text:p>
            <text:p>depuis qu'il a vu mourir son collègue. Elster, son ami, le charge de</text:p>
            <text:p>surveiller sa femme, Madeleine, ayant des tendances suicidaires. </text:p>
            <text:p>Amoureux de la jeune femme Scottie ne remarque pas le piège qui</text:p>
            <text:p>Se trame autour de lui et dont il va être la victim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ès d'un vaisseau spatial échoué sur une lointaine planète, des </text:p>
            <text:p>Terriens en mission découvrent de bien étranges oeufs. Ils en</text:p>
            <text:p>ramènent un à bord, ignorant qu'ils viennent d'introduire parmi eux</text:p>
            <text:p>Un huitième passager particulièrement féroce et meurtrier.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tanic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onduite par Brock Lovett, une expédition américaine fouillant l'épave</text:p>
            <text:p>du Titanic remonte à la surface le croquis d'une femme nue. Alertée</text:p>
            <text:p>par les médias la dame en question, Rose DeWitt Bukater, </text:p>
            <text:p>aujourd'hui centenaire, rejoint les lieux du naufrage, d'où elle entreprend</text:p>
            <text:p>de conter le récit de son fascinant, étrange et tragique voyage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e/Fac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irecteur d'une unité anti-terroriste, Sean Archer recherche Castor Troy, </text:p>
            <text:p>un criminel responsable de la mort de son fils six ans plus tôt. </text:p>
            <text:p>Il parvient à l'arrêter mais apprend que Troy a caché une bombe au </text:p>
            <text:p>Palais des Congrès de Los Angeles. Seul le frère de Troy peut la </text:p>
            <text:p>Désamorcer et, pour l'approcher, Archer se fait greffer le visage de Troy.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ège de crista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John Mc Clane, policier new-yorkais, vient passer Noel a Los Angeles </text:p>
            <text:p>aupres de sa femme. Dans le building ou elle travaille, il se retrouve </text:p>
            <text:p>temoin de la prise en otage de tout le personnel par 12 terroristes. </text:p>
            <text:p>Objectif de ces derniers, vider les coffres de la societe. Cache mais </text:p>
            <text:p>Isole, il entreprend de prevenir l'exterieur.</text:p>
          </table:table-cell>
        </table:table-row>
      </table:table>
      <table:table table:name="TABLE GENRE - JOB - COUNTRY" table:style-name="ta1"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GENR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gen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r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cience-fi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ction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JOB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j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ir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ctor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COUNT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coun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</text:p>
          </table:table-cell>
        </table:table-row>
      </table:table>
      <table:table table:name="TABLE PERSON" table:style-name="ta1"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row table:style-name="ro1">
          <table:table-cell table:style-name="ce6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country</text:p>
          </table:table-cell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first_name</text:p>
          </table:table-cell>
          <table:table-cell table:style-name="ce8" office:value-type="string" calcext:value-type="string">
            <text:p>birth_dat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itchcock</text:p>
          </table:table-cell>
          <table:table-cell table:style-name="ce3" office:value-type="string" calcext:value-type="string">
            <text:p>Alfred</text:p>
          </table:table-cell>
          <table:table-cell table:style-name="ce9" office:value-type="float" office:value="1899" calcext:value-type="float">
            <text:p>189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Stewart</text:p>
          </table:table-cell>
          <table:table-cell table:style-name="ce9" office:value-type="string" calcext:value-type="string">
            <text:p>190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ovak</text:p>
          </table:table-cell>
          <table:table-cell table:style-name="ce9" office:value-type="string" calcext:value-type="string">
            <text:p>192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Ridley</text:p>
          </table:table-cell>
          <table:table-cell table:style-name="ce9" office:value-type="string" calcext:value-type="string">
            <text:p>193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gourney</text:p>
          </table:table-cell>
          <table:table-cell table:style-name="ce3" office:value-type="string" calcext:value-type="string">
            <text:p>Weaver</text:p>
          </table:table-cell>
          <table:table-cell table:style-name="ce9" office:value-type="string" calcext:value-type="string">
            <text:p>194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ameron</text:p>
          </table:table-cell>
          <table:table-cell table:style-name="ce3" office:value-type="string" calcext:value-type="string">
            <text:p>James</text:p>
          </table:table-cell>
          <table:table-cell table:style-name="ce9" office:value-type="string" calcext:value-type="string">
            <text:p>195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inslet</text:p>
          </table:table-cell>
          <table:table-cell table:style-name="ce3" office:value-type="string" calcext:value-type="string">
            <text:p>Kate</text:p>
          </table:table-cell>
          <table:table-cell table:style-name="ce9" office:value-type="string" calcext:value-type="string">
            <text:p>197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Caprio</text:p>
          </table:table-cell>
          <table:table-cell table:style-name="ce3" office:value-type="string" calcext:value-type="string">
            <text:p>Leonardo</text:p>
          </table:table-cell>
          <table:table-cell table:style-name="ce9" office:value-type="string" calcext:value-type="string">
            <text:p>197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oo</text:p>
          </table:table-cell>
          <table:table-cell table:style-name="ce3" office:value-type="string" calcext:value-type="string">
            <text:p>John</text:p>
          </table:table-cell>
          <table:table-cell table:style-name="ce9" office:value-type="string" calcext:value-type="string">
            <text:p>194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avolta</text:p>
          </table:table-cell>
          <table:table-cell table:style-name="ce3" office:value-type="string" calcext:value-type="string">
            <text:p>John</text:p>
          </table:table-cell>
          <table:table-cell table:style-name="ce9" office:value-type="string" calcext:value-type="string">
            <text:p>1954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ge</text:p>
          </table:table-cell>
          <table:table-cell table:style-name="ce3" office:value-type="string" calcext:value-type="string">
            <text:p>Nicolas</text:p>
          </table:table-cell>
          <table:table-cell table:style-name="ce9" office:value-type="string" calcext:value-type="string">
            <text:p>1964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Tierman</text:p>
          </table:table-cell>
          <table:table-cell table:style-name="ce3" office:value-type="string" calcext:value-type="string">
            <text:p>John</text:p>
          </table:table-cell>
          <table:table-cell table:style-name="ce9" office:value-type="string" calcext:value-type="string">
            <text:p>1951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Bruce</text:p>
          </table:table-cell>
          <table:table-cell table:style-name="ce9" office:value-type="string" calcext:value-type="string">
            <text:p>1955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LE DISTRIBUTION" table:style-name="ta1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ce10"/>
        <table:table-row table:style-name="ro1">
          <table:table-cell table:style-name="ce6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id_movie</text:p>
          </table:table-cell>
          <table:table-cell table:style-name="ce2" office:value-type="string" calcext:value-type="string">
            <text:p>id_job</text:p>
          </table:table-cell>
          <table:table-cell table:style-name="ce2" office:value-type="string" calcext:value-type="string">
            <text:p>id_person</text:p>
          </table:table-cell>
          <table:table-cell table:style-name="ce4" office:value-type="string" calcext:value-type="string">
            <text:p>rôle</text:p>
          </table:table-cell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null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John Ferguson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Madeleine Elster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Ripley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nul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Rose DeWitt Bukater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Jack Dawson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nul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Sean Archer/Castor Troy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astor Troy/Sean Archer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11" office:value-type="string" calcext:value-type="string">
            <text:p>null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11" office:value-type="string" calcext:value-type="string">
            <text:p>McClane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6:33:06.182347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4:10:12.929380977</meta:creation-date>
    <dc:date>2017-06-19T16:34:24.155767395</dc:date>
    <meta:editing-duration>PT52M37S</meta:editing-duration>
    <meta:editing-cycles>41</meta:editing-cycles>
    <meta:generator>LibreOffice/5.1.6.2$Linux_X86_64 LibreOffice_project/10m0$Build-2</meta:generator>
    <meta:document-statistic meta:table-count="4" meta:cell-count="189" meta:object-count="0"/>
  </office:meta>
</office:document-meta>
</file>